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rief description of classes</text:h>
      <text:p text:style-name="P1"/>
      <text:h text:style-name="Heading_20_2" text:outline-level="2">RoundRobin.java</text:h>
      <text:p text:style-name="Text_20_body">RoundRobin.java implements the Scheduler interface and contains code for the implementation of the “Round-robin” scheduling algorithm.</text:p>
      <text:h text:style-name="Heading_20_2" text:outline-level="2">PrioritySmallest.java</text:h>
      <text:p text:style-name="Text_20_body">PrioritySmallest.java implements the Scheduler interface and contains code for the implementation of the “Smallest job first” scheduling algorithm.</text:p>
      <text:h text:style-name="Heading_20_2" text:outline-level="2">PriorityHighest.java</text:h>
      <text:p text:style-name="Text_20_body">PriorityHighest.java implements the Scheduler interface and contains code for the implementation of the “Largest job first” scheduling algorithm.</text:p>
      <text:h text:style-name="Heading_20_2" text:outline-level="2">Lottery.java</text:h>
      <text:p text:style-name="Text_20_body">Lottery.java implements the Scheduler interface and contains code for the implementation of the “Lottery” scheduling algorith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11:00:12.46</meta:creation-date>
    <meta:document-statistic meta:table-count="0" meta:image-count="0" meta:object-count="0" meta:page-count="1" meta:paragraph-count="9" meta:word-count="76" meta:character-count="649"/>
    <dc:date>2013-05-03T11:05:01.15</dc:date>
    <meta:editing-duration>PT4M48S</meta:editing-duration>
    <meta:editing-cycles>1</meta:editing-cycles>
    <meta:generator>OpenOffice.org/3.4.1$Win32 OpenOffice.org_project/341m1$Build-9593</meta:generator>
  </office:meta>
</office:document-meta>
</file>